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 Randles</text:p>
      <text:p text:style-name="P1">Trevor Reiter</text:p>
      <text:p text:style-name="P1">2008-01-20</text:p>
      <text:p text:style-name="P1"/>
      <text:p text:style-name="P2"><text:tab/>Our group chose to look at a piece of software, the pico text edtiort. <text:s/>Our analysis would also apply to it's direct clone nano. <text:s/>The pico text editor was originally provided as part of the pine email package, but was used for many other applications besides email. <text:s/>There are a number of design concepts in the pine interface. <text:s/>First and foremost, it was to be a lightweight text editor. <text:s/>There was to be no complex plugin system, no syntax parsing, no integration with other applications. <text:s/>There are a limited number of commands in the pico editor. <text:s/>The second design concept was that it should work from a command-line in almost any terminal.</text:p>
      <text:p text:style-name="P2"/>
      <text:p text:style-name="P2"><text:tab/>The primary users of pico were originally pine users, so any user who was using a Unix system for email and possibly other purposes. <text:s/>The original user group would have had some command-line savvy, but it was not required they be a Unix power-user. <text:s/>Over time, due to pico's ease-of-use, it became the defacto text editor for people new to the Unix environment. <text:s/>Compared to vi and emacs, two other Unix text editors, pico is closer to a “word-processing” experience in command controls then the other two, hence lowering the knowledge curve required to learn to use the text editor.</text:p>
      <text:p text:style-name="P2"/>
      <text:p text:style-name="P2"><text:tab/>There are two primary use scenarios for the pico text editor. <text:s/>The first is obvious, that of a text editor. <text:s/>The user should be able to edit and save an existing or new text file. <text:s/>The second use scenario is that of a text viewer. <text:s/>In this mode, pico allows for the viewing of text but does not allow the user to make or save any changes.</text:p>
      <text:p text:style-name="P2"/>
      <text:p text:style-name="P2"><text:tab/>The interaction techniques in pico are relatively simple. <text:s/>Since there is a limited number of similar use cases all these techniques can be applied to both. <text:s/>The most important interaction technique is that of text entry. <text:s/>By default, unless a special key is held all keyboard input is inserted into the document wherever the cursor is positioned. <text:s/>The second interaction technique is that of command sequences. <text:s/>To perform a special action, like saving a file a two key special character is input from the keyboard. <text:s/>Usually this is a standard Unix escape character, which is captured by the pico editor. <text:s/>Some sequence may require a second step, such as saving a file requires the user to hit enter or type a new file name, and these steps are show by replacing the bottom of the terminal with a context sensitive menu.</text:p>
      <text:p text:style-name="P2"/>
      <text:p text:style-name="P2"><text:tab/>The actual implementation of pico requires no futher technology then what would be required by a contemporary Unix system in the middle 1980's. <text:s/>This includes terminals that were capable of sending signals and special characters and which provided ways to move a cursor in the terminal. <text:s/>Pico also requires the ability for text input/output at arbitrary portions of the terminal screen.</text:p>
      <text:p text:style-name="P2"/>
      <text:p text:style-name="P2"><text:tab/>The user of pico requires only the barest minimum of experience with other text editors and the Unix system to use pico. <text:s/>They would require the knowledge that hitting the “ctrl” key with another key would trigger the appropriate special action. <text:s/>However, all of the special actions are listed, usually, at the bottom of the screen. <text:s/>All special actions that require a second step also provide on-screen help and are clearly marked. <text:s/>Only enough command-line skill is required to invoke th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20T07:24:12</meta:creation-date>
    <dc:date>2009-01-20T08:50:38</dc:date>
    <meta:editing-duration>PT00H26M06S</meta:editing-duration>
    <meta:editing-cycles>4</meta:editing-cycles>
    <meta:generator>OpenOffice.org/3.0$Unix OpenOffice.org_project/300m9$Build-9358</meta:generator>
    <meta:document-statistic meta:table-count="0" meta:image-count="0" meta:object-count="0" meta:page-count="1" meta:paragraph-count="9" meta:word-count="570" meta:character-count="3314"/>
    <meta:user-defined meta:name="Info 1"/>
    <meta:user-defined meta:name="Info 2"/>
    <meta:user-defined meta:name="Info 3"/>
    <meta:user-defined meta:name="Info 4"/>
  </office:meta>
</office:document-meta>
</file>